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haris SIL" svg:font-family="'Charis SIL'"/>
    <style:font-face style:name="Lohit Marathi1" svg:font-family="'Lohit Marathi'"/>
    <style:font-face style:name="Clear Sans" svg:font-family="'Clear Sans'" style:font-family-generic="swiss"/>
    <style:font-face style:name="Source Sans Pro" svg:font-family="'Source Sans Pro'" style:font-family-generic="swiss"/>
    <style:font-face style:name="Liberation Serif" svg:font-family="'Liberation Serif'" style:font-family-generic="roman" style:font-pitch="variable"/>
    <style:font-face style:name="Clear Sans1" svg:font-family="'Clear Sans'" style:font-family-generic="swiss" style:font-pitch="variable"/>
    <style:font-face style:name="Liberation Sans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5.698cm" table:align="left"/>
    </style:style>
    <style:style style:name="Table1.A" style:family="table-column">
      <style:table-column-properties style:column-width="0.808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7.761cm"/>
    </style:style>
    <style:style style:name="Table1.E" style:family="table-column">
      <style:table-column-properties style:column-width="7.675cm"/>
    </style:style>
    <style:style style:name="Table1.1" style:family="table-row">
      <style:table-row-properties style:min-row-height="0.811cm"/>
    </style:style>
    <style:style style:name="Table1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eeeee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color="#ff9900" fo:language="en" fo:country="US" fo:font-weight="bold" style:font-weight-asian="bold" style:font-weight-complex="bold"/>
    </style:style>
    <style:style style:name="P3" style:family="paragraph" style:parent-style-name="Table_20_Heading">
      <style:paragraph-properties fo:text-align="start" style:justify-single-word="false"/>
      <style:text-properties fo:language="en" fo:country="US"/>
    </style:style>
    <style:style style:name="P4" style:family="paragraph" style:parent-style-name="Standard">
      <style:text-properties style:font-name="Clear Sans1" fo:font-size="14pt" fo:language="en" fo:country="US" style:text-underline-style="none" style:font-size-asian="14pt" style:font-size-complex="14pt"/>
    </style:style>
    <style:style style:name="P5" style:family="paragraph" style:parent-style-name="Standard">
      <style:text-properties style:font-name="Clear Sans1" fo:font-size="12pt" fo:language="en" fo:country="US" style:text-underline-style="none" style:font-size-asian="11.4499998092651pt" style:font-size-complex="13.0500001907349pt"/>
    </style:style>
    <style:style style:name="P6" style:family="paragraph" style:parent-style-name="Table_20_Heading" style:list-style-name="L1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fo:language="en" fo:country="US" fo:font-weight="normal" style:font-weight-asian="normal" style:font-weight-complex="normal"/>
    </style:style>
    <style:style style:name="P7" style:family="paragraph" style:parent-style-name="Table_20_Contents" style:list-style-name="L1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  <style:background-image/>
      </style:paragraph-properties>
      <style:text-properties fo:language="en" fo:country="US" fo:font-weight="normal" style:font-weight-asian="normal" style:font-weight-complex="normal"/>
    </style:style>
    <style:style style:name="T1" style:family="text">
      <style:text-properties fo:color="#ff9900" fo:font-weight="bold" style:font-weight-asian="bold" style:font-weight-complex="bold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stcolonial/Cotton Map: User Story</text:p>
      <text:p text:style-name="P4"/>
      <text:p text:style-name="P4"><text:span text:style-name="T1">Example pictures according to orange letters (A-F)</text:span>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>aim</text:p>
          </table:table-cell>
          <table:table-cell table:style-name="Table1.A1" office:value-type="string">
            <text:p text:style-name="P3">reason</text:p>
          </table:table-cell>
          <table:table-cell table:style-name="Table1.E1" office:value-type="string">
            <text:p text:style-name="P3">acceptance criteria</text:p>
          </table:table-cell>
        </table:table-row>
        <table:table-row table:style-name="Table1.1">
          <table:table-cell table:style-name="Table1.A2" office:value-type="string">
            <text:list xml:id="list4094233763322963684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be introduced to the project page</text:p>
            <text:p text:style-name="P2">A</text:p>
          </table:table-cell>
          <table:table-cell table:style-name="Table1.A2" office:value-type="string">
            <text:p text:style-name="P1">to get an overview and to select a walking route</text:p>
          </table:table-cell>
          <table:table-cell table:style-name="Table1.E2" office:value-type="string">
            <text:p text:style-name="P1">- display intro page</text:p>
            <text:p text:style-name="P1">- display routes next to each other</text:p>
            <text:p text:style-name="P1">- explain usage of the project</text:p>
          </table:table-cell>
        </table:table-row>
        <table:table-row table:style-name="Table1.1">
          <table:table-cell table:style-name="Table1.A2" office:value-type="string">
            <text:list xml:id="list36749505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select a route</text:p>
            <text:p text:style-name="P2">A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- opens main window, consisting of map frame and sidebar</text:p>
            <text:p text:style-name="P1">- map frame contains map (see #5)</text:p>
            <text:p text:style-name="P1">- sidebar has overview of stations/chapters ordered vertically</text:p>
          </table:table-cell>
        </table:table-row>
        <table:table-row table:style-name="Table1.1">
          <table:table-cell table:style-name="Table1.A2" office:value-type="string">
            <text:list xml:id="list36743717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be introduced to the functionality of the tool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- display transparent overlay?</text:p>
            <text:p text:style-name="P1">- be able to close it</text:p>
          </table:table-cell>
        </table:table-row>
        <table:table-row table:style-name="Table1.1">
          <table:table-cell table:style-name="Table1.A2" office:value-type="string">
            <text:list xml:id="list36749759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see a web map with a route with markers (station with corresponding chapter)</text:p>
            <text:p text:style-name="P2">B</text:p>
          </table:table-cell>
          <table:table-cell table:style-name="Table1.A2" office:value-type="string">
            <text:p text:style-name="P1">- orientate and navigate geographically</text:p>
            <text:p text:style-name="P1">- get an idea of the extent of the route</text:p>
          </table:table-cell>
          <table:table-cell table:style-name="Table1.E2" office:value-type="string">
            <text:p text:style-name="P1">- display map (leaflet) in the main view</text:p>
            <text:p text:style-name="P1">- open chapter in sidebar on marker click, or open chapter on geolocation</text:p>
          </table:table-cell>
        </table:table-row>
        <table:table-row table:style-name="Table1.1">
          <table:table-cell table:style-name="Table1.A2" office:value-type="string">
            <text:list xml:id="list36746963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start the tour</text:p>
            <text:p text:style-name="P2">B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- be able to start route by clicking on station marker or chapter</text:p>
            <text:p text:style-name="P1">- have an explanatory text: “To start, click Station X on the map or corresponding Chapter X in the above chapter navigation bar.”</text:p>
            <text:p text:style-name="P1">- initiate geolocating</text:p>
          </table:table-cell>
        </table:table-row>
        <table:table-row table:style-name="Table1.1">
          <table:table-cell table:style-name="Table1.A2" office:value-type="string">
            <text:list xml:id="list36748892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read or listen to information about the station I am at</text:p>
            <text:p text:style-name="P2">C</text:p>
          </table:table-cell>
          <table:table-cell table:style-name="Table1.A2" office:value-type="string">
            <text:p text:style-name="P1">learn about its history</text:p>
          </table:table-cell>
          <table:table-cell table:style-name="Table1.E2" office:value-type="string">
            <text:p text:style-name="P1">- open relevant chapter in sidebar</text:p>
            <text:p text:style-name="P1">- display written information in a sidebar</text:p>
            <text:p text:style-name="P1">- have an embedded playable audio (no auto-play)</text:p>
          </table:table-cell>
        </table:table-row>
        <table:table-row table:style-name="Table1.1">
          <table:table-cell table:style-name="Table1.A2" office:value-type="string">
            <text:list xml:id="list36758567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switch between sections within one chapter</text:p>
            <text:p text:style-name="P2">C, D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- “sticky” scrolling</text:p>
            <text:p text:style-name="P1">- switch by click on section in vertical section navigation bar</text:p>
          </table:table-cell>
        </table:table-row>
        <text:soft-page-break/>
        <table:table-row table:style-name="Table1.1">
          <table:table-cell table:style-name="Table1.A2" office:value-type="string">
            <text:list xml:id="list36744078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be able to see the historical topography of the area for specific sections</text:p>
            <text:p text:style-name="P2">C, D</text:p>
          </table:table-cell>
          <table:table-cell table:style-name="Table1.A2" office:value-type="string">
            <text:p text:style-name="P1">compare it against today and to imagine the area’s transformation</text:p>
          </table:table-cell>
          <table:table-cell table:style-name="Table1.E2" office:value-type="string">
            <text:p text:style-name="P1">- show either raster or vectorized overlays of historical maps</text:p>
            <text:p text:style-name="P1">- be able to switch between overlayed maps of different times</text:p>
          </table:table-cell>
        </table:table-row>
        <table:table-row table:style-name="Table1.1">
          <table:table-cell table:style-name="Table1.A2" office:value-type="string">
            <text:list xml:id="list36741428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view images or a series of images (slideshow) in sidebar</text:p>
            <text:p text:style-name="P2">C, D</text:p>
          </table:table-cell>
          <table:table-cell table:style-name="Table1.A2" office:value-type="string">
            <text:p text:style-name="P1">illustrate the information and to compare against the present surrounding </text:p>
          </table:table-cell>
          <table:table-cell table:style-name="Table1.E2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list xml:id="list36747819" text:continue-numbering="true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is shown map layer which illustrates connections with places in the city/ global connections</text:p>
            <text:p text:style-name="P2">D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- show check boxes (or else) to switch between layers</text:p>
            <text:p text:style-name="P1">- show information on point/place click in popup</text:p>
          </table:table-cell>
        </table:table-row>
        <table:table-row table:style-name="Table1.1">
          <table:table-cell table:style-name="Table1.A2" office:value-type="string">
            <text:list xml:id="list36743491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go to the next chapter</text:p>
            <text:p text:style-name="P2">E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- have an explanatory text: “Finish. Press Station X on map or corresponding Chapter X in chapter navigation bar to continue”</text:p>
          </table:table-cell>
        </table:table-row>
        <table:table-row table:style-name="Table1.1">
          <table:table-cell table:style-name="Table1.A2" office:value-type="string">
            <text:list xml:id="list36730611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be guided to the next station</text:p>
            <text:p text:style-name="P2">F</text:p>
          </table:table-cell>
          <table:table-cell table:style-name="Table1.A2" office:value-type="string">
            <text:p text:style-name="P1">to not get lost</text:p>
          </table:table-cell>
          <table:table-cell table:style-name="Table1.E2" office:value-type="string">
            <text:p text:style-name="P1">- zoom/bound to relevant map section</text:p>
            <text:p text:style-name="P1">- highlight path from recently finished to next station</text:p>
          </table:table-cell>
        </table:table-row>
        <table:table-row table:style-name="Table1.1">
          <table:table-cell table:style-name="Table1.A2" office:value-type="string">
            <text:list xml:id="list36741681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">arrive at next station and open corresponding chapter</text:p>
            <text:p text:style-name="P2">F, C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>- by click on station marker or on chapter in sideb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haris SIL" svg:font-family="'Charis SIL'"/>
    <style:font-face style:name="Lohit Marathi1" svg:font-family="'Lohit Marathi'"/>
    <style:font-face style:name="Clear Sans" svg:font-family="'Clear Sans'" style:font-family-generic="swiss"/>
    <style:font-face style:name="Source Sans Pro" svg:font-family="'Source Sans Pro'" style:font-family-generic="swiss"/>
    <style:font-face style:name="Liberation Serif" svg:font-family="'Liberation Serif'" style:font-family-generic="roman" style:font-pitch="variable"/>
    <style:font-face style:name="Clear Sans1" svg:font-family="'Clear Sans'" style:font-family-generic="swiss" style:font-pitch="variable"/>
    <style:font-face style:name="Liberation Sans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lear Sans" fo:font-size="11pt" fo:language="de" fo:country="DE" style:letter-kerning="true" style:font-name-asian="Liberation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haris SIL" fo:font-size="14pt" style:font-name-asian="Liberation Sans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name="Source Sans Pro" fo:font-size="12pt" style:font-size-asian="12pt" style:font-name-complex="Lohit Marath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Source Sans Pro"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size="12pt" style:font-size-asian="12pt" style:font-name-complex="Lohit Marath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Tahoma" style:font-size-asian="24pt" style:font-weight-asian="bold" style:font-name-complex="Lohit Marathi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06T10:45:30.421975463</meta:creation-date>
    <dc:date>2018-09-06T16:11:07.44</dc:date>
    <meta:editing-duration>PT1H30M43S</meta:editing-duration>
    <meta:editing-cycles>12</meta:editing-cycles>
    <meta:generator>OpenOffice/4.1.4$Win32 OpenOffice.org_project/414m5$Build-9788</meta:generator>
    <dc:creator>Lilli </dc:creator>
    <meta:document-statistic meta:table-count="1" meta:image-count="0" meta:object-count="0" meta:page-count="2" meta:paragraph-count="78" meta:word-count="438" meta:character-count="2423"/>
  </office:meta>
</office:document-meta>
</file>